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e1e5" officeooo:paragraph-rsid="0002e1e5" style:font-weight-asian="bold" style:font-weight-complex="bold"/>
    </style:style>
    <style:style style:name="P2" style:family="paragraph" style:parent-style-name="Standard">
      <style:text-properties officeooo:paragraph-rsid="0002e1e5"/>
    </style:style>
    <style:style style:name="P3" style:family="paragraph" style:parent-style-name="Standard">
      <style:text-properties officeooo:paragraph-rsid="000f845b"/>
    </style:style>
    <style:style style:name="P4" style:family="paragraph" style:parent-style-name="Standard">
      <style:text-properties fo:font-weight="bold" officeooo:rsid="000f845b" officeooo:paragraph-rsid="000f845b"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paragraph-rsid="001640eb"/>
    </style:style>
    <style:style style:name="P7" style:family="paragraph" style:parent-style-name="Standard">
      <style:text-properties officeooo:paragraph-rsid="00171578"/>
    </style:style>
    <style:style style:name="P8" style:family="paragraph" style:parent-style-name="Standard">
      <style:text-properties officeooo:rsid="001ba8e7" officeooo:paragraph-rsid="001ba8e7"/>
    </style:style>
    <style:style style:name="T1" style:family="text">
      <style:text-properties officeooo:rsid="0007e269"/>
    </style:style>
    <style:style style:name="T2" style:family="text">
      <style:text-properties fo:font-weight="bold" style:font-weight-asian="bold" style:font-weight-complex="bold"/>
    </style:style>
    <style:style style:name="T3" style:family="text">
      <style:text-properties officeooo:rsid="0015175f"/>
    </style:style>
    <style:style style:name="T4" style:family="text">
      <style:text-properties officeooo:rsid="001907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2"/>
      <text:p text:style-name="Standard"/>
      <text:p text:style-name="Standard">today we will be learning design thinking full course.</text:p>
      <text:p text:style-name="Standard">in this full course we will learn everything about design thinking in the detail.</text:p>
      <text:p text:style-name="Standard">we will begin this video with what design thinking is then we will look into design thinking process in detail.</text:p>
      <text:p text:style-name="Standard">next we will see what those steps are and what is empathy mapping.</text:p>
      <text:p text:style-name="Standard">finally we will conclude this video by combining designing thinking and agile techniques.</text:p>
      <text:p text:style-name="Standard">by the end of this video we can assure you that all your docker career related quaries would have been answered.</text:p>
      <text:p text:style-name="Standard">today we will be talking about design thinking but before that let me tell you guys a few facts based on the growth of job offerings in the year 2021, linkedin confirms that the top in demand technical skills are web development, seo, design thinking, ux texting and data visualization.</text:p>
      <text:p text:style-name="Standard">today in this session we will discuss what exactly is design thinking.</text:p>
      <text:p text:style-name="Standard">design thinking use case.</text:p>
      <text:p text:style-name="Standard">why is design thinking important.</text:p>
      <text:p text:style-name="Standard">the five phases of design thinking and</text:p>
      <text:p text:style-name="Standard">four pillars of design thinking.</text:p>
      <text:p text:style-name="Standard">now let's jump into the major question what is design thinking and how is it helpful.</text:p>
      <text:p text:style-name="Standard">let me explain to you in a very simple way, design thinking is extremely helpful in solving problems that are ill-defined or unknown design thinking is an iterative method that helps resolve issues or redefines problems in alternative strategies and solutions.</text:p>
      <text:p text:style-name="Standard">that might not be instantly apparent with our initial level of understanding.</text:p>
      <text:p text:style-name="Standard">some of the famous companies using design thinking are pepsico, braun, bank of america, bank of ireland, standford health care, and many more.</text:p>
      <text:p text:style-name="Standard">let us focus on pepsico here, as everybody knowss pepsico incorporation is an american multinational company which supplies food and beverages. </text:p>
      <text:p text:style-name="Standard">now pepsico is using the approach of design thinking, but why did pepsico choose design thinking and what are the changes it experienced</text:p>
      <text:p text:style-name="Standard">did you know pepsico's sales rate increased when the company started addressing consumer needs</text:p>
      <text:p text:style-name="Standard">what the help of design thinking</text:p>
      <text:p text:style-name="Standard">the company communicated with customers and solve problems by collaborating with the teams and using innovative thinking</text:p>
      <text:p text:style-name="Standard">the company empathize with users to design successful processes products and services</text:p>
      <text:p text:style-name="Standard">the company saw profit with effective business strategies and innovations </text:p>
      <text:p text:style-name="Standard">getting an idea of what clients require from each of products such as vending machines and good user experience helped pepsico stay on top of the market</text:p>
      <text:p text:style-name="Standard"/>
      <text:p text:style-name="Standard">at the same time design thinking is very effective approach to solve business problems</text:p>
      <text:p text:style-name="Standard"/>
      <text:p text:style-name="Standard">the three major components of design thinking are</text:p>
      <text:p text:style-name="Standard">technological possibilities, business success, user needs.</text:p>
      <text:p text:style-name="Standard"/>
      <text:p text:style-name="Standard">here comes the important question.</text:p>
      <text:p text:style-name="Standard"/>
      <text:p text:style-name="Standard"/>
      <text:p text:style-name="Standard"/>
      <text:p text:style-name="Standard"/>
      <text:p text:style-name="Standard"><text:soft-page-break/><text:span text:style-name="T2">why design thinking is important?</text:span> </text:p>
      <text:p text:style-name="Standard"/>
      <text:p text:style-name="Standard">to answer this question, <text:s/>we have come up with six answers. </text:p>
      <text:p text:style-name="Standard">design thinking solves problems using human centric techniques, it is an iterative process, it understands user challenges and redefines problems</text:p>
      <text:p text:style-name="Standard">next, it promotes a solution based approach</text:p>
      <text:p text:style-name="Standard">then, it helps develop empathy with the target user</text:p>
      <text:p text:style-name="Standard">the last advantages is, it promotes adopting a hands-on approach to prototyping and testing</text:p>
      <text:p text:style-name="Standard"/>
      <text:p text:style-name="P4">the design thinking process</text:p>
      <text:p text:style-name="P3"/>
      <text:p text:style-name="P3">the design thinking process is widely used in industries and was created by the stanford d school, it consists of five steps for creative problem solving.</text:p>
      <text:p text:style-name="Standard">the five phases of design thinking are on the screen </text:p>
      <text:p text:style-name="Standard">first comes empathize, empathize with users to get a better understanding of the problem</text:p>
      <text:p text:style-name="Standard">next comes define, note and document information you find in the empathize <text:span text:style-name="T1">phase</text:span> to identify the exact problem you should work on</text:p>
      <text:p text:style-name="Standard">next is ideate, strategize solutions for the problem identified in the defined phase.</text:p>
      <text:p text:style-name="Standard">next is prototype, create a prototype of the design solution that you finalized in ideate phase</text:p>
      <text:p text:style-name="Standard">and the final process is to test, test the design solution. Since, design thinking is an iterative process you can redefine solution based the test result.</text:p>
      <text:p text:style-name="Standard">let me give you an important information always remember that the five phases stages or modes are not always sequential. this process do not follow any specific order and can be applied <text:span text:style-name="T3">once </text:span>or can be repeated iteratively.</text:p>
      <text:p text:style-name="Standard"/>
      <text:p text:style-name="Standard">ensure you do not follow the phases as an hierarchical or step-by-step process.</text:p>
      <text:p text:style-name="Standard"/>
      <text:p text:style-name="P8">// the second vid</text:p>
      <text:p text:style-name="P8"/>
      <text:p text:style-name="P8">the design thinking process concept of empathy, define, ideate, prototype, and test. Always remember that all 5 phases stages or modes are not always sequential. The process do not follow any specific order can by applied once or can be repeated iteratively. </text:p>
      <text:p text:style-name="P8"/>
      <text:p text:style-name="P8">Now it’s time to examine how design thinking principles </text:p>
      <text:p text:style-name="Standard"/>
      <text:p text:style-name="P5">moving on to the next topic, let's see what are the four important pillars of design thinking.</text:p>
      <text:p text:style-name="P5"/>
      <text:p text:style-name="Standard">so the four important pillars of design thinking.</text:p>
      <text:p text:style-name="P6">the first one is understand by asking user's need, </text:p>
      <text:p text:style-name="P7">second one is explore by finding patterns, </text:p>
      <text:p text:style-name="P7">third one is prototype by making tangible, </text:p>
      <text:p text:style-name="P7">the last one is evaluate by always iterating.</text:p>
      <text:p text:style-name="Standard"/>
      <text:p text:style-name="Standard">the famous steve jobs once said, design is not just what is look like, it is how it works.</text:p>
      <text:p text:style-name="Standard">let me explain you this with a small example, tv remote control. </text:p>
      <text:p text:style-name="Standard">there has always been an evolution in remote controls, earlier, people use universal remotes.</text:p>
      <text:p text:style-name="Standard">the major disadvantages of universal remote is complexity, the remote had a lot of buttons, which made an individual difficult to understand. </text:p>
      <text:p text:style-name="Standard"><text:soft-page-break/>then came smart remotes, managing the physical keys of the remote control device is not easy, but with smart remotes users had only the major keys, which was easy to operate. and individual does not have to depend on the remote completely like in earlier days, not just that a smart remote can be operated via mobile phones as well. isn't that simple and creat<text:span text:style-name="T4">ive?</text:span> of course it is!</text:p>
      <text:p text:style-name="Standard">this evolution was done with the help of design thinking. </text:p>
      <text:p text:style-name="Standard">the design thinking process serves as a strong foundation to formulate reliable strategies that result in good products.</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1:52.677894614</meta:creation-date>
    <dc:date>2022-03-10T10:50:24.456099621</dc:date>
    <meta:editing-duration>PT2H36M34S</meta:editing-duration>
    <meta:editing-cycles>15</meta:editing-cycles>
    <meta:generator>LibreOffice/7.2.5.2$Linux_X86_64 LibreOffice_project/20$Build-2</meta:generator>
    <meta:document-statistic meta:table-count="0" meta:image-count="0" meta:object-count="0" meta:page-count="3" meta:paragraph-count="61" meta:word-count="952" meta:character-count="5749" meta:non-whitespace-character-count="4844"/>
  </office:meta>
</office:document-meta>
</file>